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padding="0in" fo:border-left="none" fo:border-right="none" fo:border-top="none" fo:border-bottom="0.0138in solid #000000" style:shadow="none"/>
      <style:text-properties style:font-name="Adobe Garamond Pro" fo:font-size="32pt" style:font-size-asian="32pt" style:font-size-complex="32pt"/>
    </style:style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ata Storage</text:h>
      <text:p text:style-name="Text_20_body"/>
      <text:h text:style-name="Heading_20_2" text:outline-level="2">Company</text:h>
      <text:p text:style-name="Text_20_body">Company <text:s/>ID</text:p>
      <text:p text:style-name="Text_20_body">Company Name</text:p>
      <text:p text:style-name="Text_20_body">Telephone 1</text:p>
      <text:p text:style-name="Text_20_body">Telephone 2</text:p>
      <text:p text:style-name="Text_20_body">Address 1</text:p>
      <text:p text:style-name="Text_20_body">Address 2</text:p>
      <text:p text:style-name="Text_20_body">Town / City</text:p>
      <text:p text:style-name="Text_20_body">Country</text:p>
      <text:p text:style-name="Text_20_body"/>
      <text:h text:style-name="Heading_20_2" text:outline-level="2">Customer</text:h>
      <text:p text:style-name="Text_20_body">Customer ID</text:p>
      <text:p text:style-name="Text_20_body">ID Type</text:p>
      <text:p text:style-name="Text_20_body">ID Number</text:p>
      <text:p text:style-name="Text_20_body">First Name</text:p>
      <text:p text:style-name="Text_20_body">Last Name</text:p>
      <text:p text:style-name="Text_20_body">Other Name</text:p>
      <text:p text:style-name="Text_20_body">Home Address</text:p>
      <text:p text:style-name="Text_20_body">Home Telephone</text:p>
      <text:p text:style-name="Text_20_body">Home Mobile</text:p>
      <text:p text:style-name="Text_20_body">Home Email</text:p>
      <text:p text:style-name="Text_20_body">Workplace </text:p>
      <text:p text:style-name="Text_20_body">Work Address</text:p>
      <text:p text:style-name="Text_20_body">Work Telephone</text:p>
      <text:p text:style-name="Text_20_body">Work Mobile</text:p>
      <text:p text:style-name="Text_20_body">Work Email</text:p>
      <text:p text:style-name="Text_20_body">DOB</text:p>
      <text:p text:style-name="Text_20_body">Sex</text:p>
      <text:p text:style-name="Text_20_body">Rating</text:p>
      <text:p text:style-name="Text_20_body"><text:soft-page-break/>Picture</text:p>
      <text:p text:style-name="Text_20_body">Registration Date</text:p>
      <text:h text:style-name="Heading_20_2" text:outline-level="2">Loan</text:h>
      <text:p text:style-name="Text_20_body">Loan ID</text:p>
      <text:p text:style-name="Text_20_body">Customer ID</text:p>
      <text:p text:style-name="Text_20_body">Loan Date</text:p>
      <text:p text:style-name="Text_20_body">First Payment</text:p>
      <text:p text:style-name="Text_20_body">Last Payment</text:p>
      <text:p text:style-name="Text_20_body">Loan Amount</text:p>
      <text:p text:style-name="Text_20_body">Service Charge</text:p>
      <text:p text:style-name="Text_20_body">Service Rate</text:p>
      <text:p text:style-name="Text_20_body">Total Due</text:p>
      <text:p text:style-name="Text_20_body">Average Payment</text:p>
      <text:p text:style-name="Text_20_body">Payment Frequency</text:p>
      <text:p text:style-name="Text_20_body">Total Paid</text:p>
      <text:p text:style-name="Text_20_body">Last Activity Date</text:p>
      <text:p text:style-name="Text_20_body">Time Stamp</text:p>
      <text:p text:style-name="Text_20_body">Status</text:p>
      <text:p text:style-name="Text_20_body">Notes</text:p>
      <text:p text:style-name="Text_20_body">User</text:p>
      <text:p text:style-name="Text_20_body"/>
      <text:h text:style-name="Heading_20_2" text:outline-level="2">Loan Payment Schedule</text:h>
      <text:p text:style-name="Text_20_body">Schedule ID</text:p>
      <text:p text:style-name="Text_20_body">Loan ID</text:p>
      <text:p text:style-name="Text_20_body">Payment Date</text:p>
      <text:p text:style-name="Text_20_body">Amount</text:p>
      <text:p text:style-name="Text_20_body">Status<text:line-break/></text:p>
      <text:h text:style-name="Heading_20_2" text:outline-level="2">Loan Status</text:h>
      <text:p text:style-name="Text_20_body">Status ID</text:p>
      <text:p text:style-name="Text_20_body">Status</text:p>
      <text:h text:style-name="P2" text:outline-level="2">Pawn</text:h>
      <text:p text:style-name="Text_20_body">Pawn ID</text:p>
      <text:p text:style-name="Text_20_body">Customer ID</text:p>
      <text:p text:style-name="Text_20_body">Pawn Date</text:p>
      <text:p text:style-name="Text_20_body">Item Type</text:p>
      <text:p text:style-name="Text_20_body">Notes</text:p>
      <text:p text:style-name="Text_20_body">Amount</text:p>
      <text:p text:style-name="Text_20_body">Value</text:p>
      <text:p text:style-name="Text_20_body">Service Charge</text:p>
      <text:p text:style-name="Text_20_body">Service Rate</text:p>
      <text:p text:style-name="Text_20_body">Total Due</text:p>
      <text:p text:style-name="Text_20_body">Total Paid</text:p>
      <text:p text:style-name="Text_20_body">Status</text:p>
      <text:p text:style-name="Text_20_body">Time Stamp</text:p>
      <text:p text:style-name="Text_20_body">User</text:p>
      <text:p text:style-name="Text_20_body"/>
      <text:h text:style-name="Heading_20_2" text:outline-level="2">Receipt</text:h>
      <text:p text:style-name="Text_20_body">Receipt ID</text:p>
      <text:p text:style-name="Text_20_body">Customer ID</text:p>
      <text:p text:style-name="Text_20_body">Date</text:p>
      <text:p text:style-name="Text_20_body">Payment Method</text:p>
      <text:p text:style-name="Text_20_body">Payment Type</text:p>
      <text:p text:style-name="Text_20_body">Reference 1</text:p>
      <text:p text:style-name="Text_20_body">Reference 2</text:p>
      <text:p text:style-name="Text_20_body">Amount</text:p>
      <text:p text:style-name="Text_20_body">Time Stamp</text:p>
      <text:p text:style-name="Text_20_body">User</text:p>
      <text:p text:style-name="Text_20_body">Status</text:p>
      <text:h text:style-name="P2" text:outline-level="2">Phone Cards</text:h>
      <text:p text:style-name="Text_20_body">ID</text:p>
      <text:p text:style-name="Text_20_body">Name</text:p>
      <text:p text:style-name="Text_20_body">Balance</text:p>
      <text:p text:style-name="Text_20_body">Last Recharge Date</text:p>
      <text:p text:style-name="Text_20_body">Last Sale Date</text:p>
      <text:p text:style-name="Text_20_body"/>
      <text:h text:style-name="Heading_20_2" text:outline-level="2">Inventory</text:h>
      <text:p text:style-name="Text_20_body">Item ID</text:p>
      <text:p text:style-name="Text_20_body">Pawn ID</text:p>
      <text:p text:style-name="Text_20_body">Transfer Date</text:p>
      <text:p text:style-name="Text_20_body">Item Type</text:p>
      <text:p text:style-name="Text_20_body">Notes</text:p>
      <text:p text:style-name="Text_20_body">Amount</text:p>
      <text:p text:style-name="Text_20_body">Value</text:p>
      <text:p text:style-name="Text_20_body">Total Due</text:p>
      <text:p text:style-name="Text_20_body">Total Paid</text:p>
      <text:p text:style-name="Text_20_body">Time Stamp</text:p>
      <text:p text:style-name="Text_20_body">Status</text:p>
      <text:p text:style-name="Text_20_body">User</text:p>
      <text:h text:style-name="Heading_20_2" text:outline-level="2">Item Types</text:h>
      <text:p text:style-name="Text_20_body">Type ID</text:p>
      <text:p text:style-name="Text_20_body">Type</text:p>
      <text:h text:style-name="Heading_20_2" text:outline-level="2">ID Types</text:h>
      <text:p text:style-name="Text_20_body">Type ID</text:p>
      <text:p text:style-name="Text_20_body">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urice</meta:initial-creator>
    <meta:creation-date>2009-01-29T21:00:00</meta:creation-date>
    <dc:creator>Maurice Rogers</dc:creator>
    <dc:date>2010-08-24T07:53:04</dc:date>
    <meta:editing-cycles>36</meta:editing-cycles>
    <meta:editing-duration>PT14H27M04S</meta:editing-duration>
    <meta:document-statistic meta:table-count="0" meta:image-count="0" meta:object-count="0" meta:page-count="4" meta:paragraph-count="110" meta:word-count="188" meta:character-count="1004"/>
    <meta:user-defined meta:name="Info 1"/>
    <meta:user-defined meta:name="Info 2"/>
    <meta:user-defined meta:name="Info 3"/>
    <meta:user-defined meta:name="Info 4"/>
  </office:meta>
</office:document-meta>
</file>